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5.106cm" style:rel-column-width="2895*"/>
    </style:style>
    <style:style style:name="Detail0.B" style:family="table-column">
      <style:table-column-properties style:column-width="20.593cm" style:rel-column-width="11675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rsid="0006cfa3" officeooo:paragraph-rsid="0006cfa3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4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5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officeooo:paragraph-rsid="0006cfa3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6" style:family="paragraph" style:parent-style-name="Standard">
      <style:text-properties officeooo:paragraph-rsid="0006cfa3"/>
    </style:style>
    <style:style style:name="T1" style:family="text">
      <style:text-properties officeooo:rsid="0004e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A1" office:value-type="string">
            <text:p text:style-name="P1">Pablo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A1" office:value-type="string">
            <text:p text:style-name="P1">Sanz Campo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A1" office:value-type="string">
            <text:p text:style-name="P1">responsable</text:p>
          </table:table-cell>
        </table:table-row>
        <table:table-row table:style-name="Detail0.1">
          <table:table-cell table:style-name="TableBox2641431376672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A1" office:value-type="string">
            <text:p text:style-name="P1">Maria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A1" office:value-type="string">
            <text:p text:style-name="P1">Gutierrez Casta<text:span text:style-name="T1">ñ</text:span>eda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A1" office:value-type="string">
            <text:p text:style-name="P1">participante</text:p>
          </table:table-cell>
        </table:table-row>
        <table:table-row table:style-name="Detail0.1">
          <table:table-cell table:style-name="TableBox2641431376672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8:30:00</text:p>
          </table:table-cell>
        </table:table-row>
        <text:soft-page-break/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A1" office:value-type="string">
            <text:p text:style-name="P1">Victoria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A1" office:value-type="string">
            <text:p text:style-name="P1">Martinez Balbas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A1" office:value-type="string">
            <text:p text:style-name="P1">participante</text:p>
          </table:table-cell>
        </table:table-row>
        <table:table-row table:style-name="Detail0.1">
          <table:table-cell table:style-name="TableBox2641431376672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A1" office:value-type="string">
            <text:p text:style-name="P1">Pablo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A1" office:value-type="string">
            <text:p text:style-name="P1">Sanz Campo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A1" office:value-type="string">
            <text:p text:style-name="P1">responsable</text:p>
          </table:table-cell>
        </table:table-row>
        <table:table-row table:style-name="Detail0.1">
          <table:table-cell table:style-name="TableBox2641431376672" table:number-columns-spanned="2" office:value-type="string">
            <text:p text:style-name="Standard"/>
          </table:table-cell>
          <table:covered-table-cell/>
        </table:table-row>
        <table:table-row table:style-name="Detail0.1">
          <table:table-cell table:style-name="Detail0.A1" office:value-type="string">
            <text:p text:style-name="P3">Nombre actividad</text:p>
          </table:table-cell>
          <table:table-cell table:style-name="Detail0.A1" office:value-type="string">
            <text:p text:style-name="P1">Viaje a Roma</text:p>
          </table:table-cell>
        </table:table-row>
        <table:table-row table:style-name="Detail0.1">
          <table:table-cell table:style-name="Detail0.A1" office:value-type="string">
            <text:p text:style-name="P2">Fecha Inicial</text:p>
          </table:table-cell>
          <table:table-cell table:style-name="Detail0.A1" office:value-type="string">
            <text:p text:style-name="P1">2020-02-22</text:p>
          </table:table-cell>
        </table:table-row>
        <table:table-row table:style-name="Detail0.1">
          <table:table-cell table:style-name="Detail0.A1" office:value-type="string">
            <text:p text:style-name="P2">Fecha Final</text:p>
          </table:table-cell>
          <table:table-cell table:style-name="Detail0.A1" office:value-type="string">
            <text:p text:style-name="P1">2020-02-28</text:p>
          </table:table-cell>
        </table:table-row>
        <table:table-row table:style-name="Detail0.1">
          <table:table-cell table:style-name="Detail0.A1" office:value-type="string">
            <text:p text:style-name="P2">Hora Inicial</text:p>
          </table:table-cell>
          <table:table-cell table:style-name="Detail0.A1" office:value-type="string">
            <text:p text:style-name="P1">07:30:00</text:p>
          </table:table-cell>
        </table:table-row>
        <table:table-row table:style-name="Detail0.1">
          <table:table-cell table:style-name="Detail0.A1" office:value-type="string">
            <text:p text:style-name="P2">Hora Final</text:p>
          </table:table-cell>
          <table:table-cell table:style-name="Detail0.A1" office:value-type="string">
            <text:p text:style-name="P1">23:30:00</text:p>
          </table:table-cell>
        </table:table-row>
        <table:table-row table:style-name="Detail0.1">
          <table:table-cell table:style-name="Detail0.A1" office:value-type="string">
            <text:p text:style-name="P2">Nombre</text:p>
          </table:table-cell>
          <table:table-cell table:style-name="Detail0.A1" office:value-type="string">
            <text:p text:style-name="P1">Lulu</text:p>
          </table:table-cell>
        </table:table-row>
        <table:table-row table:style-name="Detail0.1">
          <table:table-cell table:style-name="Detail0.A1" office:value-type="string">
            <text:p text:style-name="P2">apellidos</text:p>
          </table:table-cell>
          <table:table-cell table:style-name="Detail0.A1" office:value-type="string">
            <text:p text:style-name="P1">Ortiz Royuela</text:p>
          </table:table-cell>
        </table:table-row>
        <table:table-row table:style-name="Detail0.1">
          <table:table-cell table:style-name="Detail0.A1" office:value-type="string">
            <text:p text:style-name="P2">Rol</text:p>
          </table:table-cell>
          <table:table-cell table:style-name="Detail0.A1" office:value-type="string">
            <text:p text:style-name="P1">participante</text:p>
          </table:table-cell>
        </table:table-row>
        <text:soft-page-break/>
        <table:table-row table:style-name="Detail0.1">
          <table:table-cell table:style-name="TableBox2641431376672"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.096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2641431384560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2641431375312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4-05-16T19:14:52.525000000</dc:date>
    <meta:editing-duration>PT1M16S</meta:editing-duration>
    <meta:editing-cycles>2</meta:editing-cycles>
    <meta:document-statistic meta:table-count="3" meta:image-count="0" meta:object-count="0" meta:page-count="3" meta:paragraph-count="80" meta:word-count="120" meta:character-count="801" meta:non-whitespace-character-count="761"/>
  </office:meta>
</office:document-meta>
</file>